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6.24pt" svg:y="921.54pt">
            <draw:object draw:notify-on-update-of-ranges="Sheet1.A63:Sheet1.A63 Sheet1.A64:Sheet1.A71 Sheet1.B63:Sheet1.B63 Sheet1.B64:Sheet1.B71 Sheet1.C63:Sheet1.C63 Sheet1.C64:Sheet1.C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82.29pt" svg:y="929.51pt">
            <draw:object draw:notify-on-update-of-ranges="Sheet1.I63:Sheet1.I63 Sheet1.I64:Sheet1.I71 Sheet1.J63:Sheet1.J63 Sheet1.J64:Sheet1.J71 Sheet1.K63:Sheet1.K63 Sheet1.K64:Sheet1.K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83pt" svg:height="255pt" svg:x="20.35pt" svg:y="152.62pt">
            <draw:object draw:notify-on-update-of-ranges="Sheet1.A1:Sheet1.A1 Sheet1.A2:Sheet1.A9 Sheet1.B1:Sheet1.B1 Sheet1.B2:Sheet1.B9 Sheet1.C1:Sheet1.C1 Sheet1.C2:Sheet1.C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8pt" svg:height="255pt" svg:x="532.37pt" svg:y="151.63pt">
            <draw:object draw:notify-on-update-of-ranges="Sheet1.I1:Sheet1.I1 Sheet1.I2:Sheet1.I9 Sheet1.J1:Sheet1.J1 Sheet1.J2:Sheet1.J9 Sheet1.K1:Sheet1.K1 Sheet1.K2:Sheet1.K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IE</text:p>
          </table:table-cell>
          <table:table-cell table:number-columns-repeated="5"/>
          <table:table-cell office:value-type="string" calcext:value-type="string">
            <text:p>Year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3" calcext:value-type="float">
            <text:p>201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table:formula="of:=33*1.33" office:value-type="float" office:value="43.89" calcext:value-type="float">
            <text:p>43.8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53">
          <table:table-cell table:number-columns-repeated="1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IE</text:p>
          </table:table-cell>
          <table:table-cell table:number-columns-repeated="5"/>
          <table:table-cell office:value-type="string" calcext:value-type="string">
            <text:p>Year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3" calcext:value-type="float">
            <text:p>201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table:formula="of:=33*1.33" office:value-type="float" office:value="43.89" calcext:value-type="float">
            <text:p>43.8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  <table:database-ranges>
        <table:database-range table:name="__Anonymous_Sheet_DB__0" table:target-range-address="Sheet1.A63:Sheet1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6:34:42.155507439</meta:creation-date>
    <dc:date>2018-06-25T17:18:39.081697814</dc:date>
    <meta:editing-duration>PT12M51S</meta:editing-duration>
    <meta:editing-cycles>2</meta:editing-cycles>
    <meta:generator>LibreOffice/6.0.4.2$Linux_X86_64 LibreOffice_project/ffd98959f75c3d4df93843a2fb47af8ab67746fd</meta:generator>
    <meta:document-statistic meta:table-count="1" meta:cell-count="1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maximum="60" chart:origin="0" chart:interval-major="6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502cm" svg:y="4.034cm" style:legend-expansion="high" chart:style-name="ch2"/>
        <chart:plot-area chart:style-name="ch3" table:cell-range-address="Sheet1.A63:Sheet1.C71" chart:data-source-has-labels="both" svg:x="0.186cm" svg:y="0.193cm" svg:width="13.201cm" svg:height="8.763cm">
          <chartooo:coordinate-region svg:x="0.913cm" svg:y="0.392cm" svg:width="12.474cm" svg:height="7.917cm"/>
          <chart:axis chart:dimension="x" chart:name="primary-x" chart:style-name="ch4" chartooo:axis-type="auto">
            <chartooo:date-scale/>
            <chart:categories table:cell-range-address="Sheet1.A64:Sheet1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4:Sheet1.B71" chart:label-cell-address="Sheet1.B63:Sheet1.B63" chart:class="chart:bar">
            <chart:data-point chart:repeated="8"/>
          </chart:series>
          <chart:series chart:style-name="ch8" chart:values-cell-range-address="Sheet1.C64:Sheet1.C71" chart:label-cell-address="Sheet1.C63:Sheet1.C6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S</text:p>
                <draw:g>
                  <svg:desc>Sheet1.B63:Sheet1.B63</svg:desc>
                </draw:g>
              </table:table-cell>
              <table:table-cell office:value-type="string">
                <text:p>IE</text:p>
                <draw:g>
                  <svg:desc>Sheet1.C63:Sheet1.C63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Sheet1.A64:Sheet1.A71</svg:desc>
                </draw:g>
              </table:table-cell>
              <table:table-cell office:value-type="float" office:value="33">
                <text:p>33</text:p>
                <draw:g>
                  <svg:desc>Sheet1.B64:Sheet1.B71</svg:desc>
                </draw:g>
              </table:table-cell>
              <table:table-cell office:value-type="float" office:value="0">
                <text:p>0</text:p>
                <draw:g>
                  <svg:desc>Sheet1.C64:Sheet1.C71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ffd98959f75c3d4df93843a2fb47af8ab67746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maximum="60" chart:origin="0" chart:interval-major="6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4.031cm" style:legend-expansion="high" chart:style-name="ch2"/>
        <chart:plot-area chart:style-name="ch3" table:cell-range-address="Sheet1.I63:Sheet1.K71" chart:data-source-has-labels="both" svg:x="0.32cm" svg:y="0.18cm" svg:width="13.864cm" svg:height="8.64cm">
          <chartooo:coordinate-region svg:x="1.047cm" svg:y="0.379cm" svg:width="13.137cm" svg:height="7.794cm"/>
          <chart:axis chart:dimension="x" chart:name="primary-x" chart:style-name="ch4" chartooo:axis-type="auto">
            <chartooo:date-scale/>
            <chart:categories table:cell-range-address="Sheet1.I64:Sheet1.I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64:Sheet1.J71" chart:label-cell-address="Sheet1.J63:Sheet1.J63" chart:class="chart:bar">
            <chart:data-point chart:repeated="8"/>
          </chart:series>
          <chart:series chart:style-name="ch8" chart:values-cell-range-address="Sheet1.K64:Sheet1.K71" chart:label-cell-address="Sheet1.K63:Sheet1.K6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S</text:p>
                <draw:g>
                  <svg:desc>Sheet1.J63:Sheet1.J63</svg:desc>
                </draw:g>
              </table:table-cell>
              <table:table-cell office:value-type="string">
                <text:p>IE</text:p>
                <draw:g>
                  <svg:desc>Sheet1.K63:Sheet1.K63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Sheet1.I64:Sheet1.I71</svg:desc>
                </draw:g>
              </table:table-cell>
              <table:table-cell office:value-type="float" office:value="33">
                <text:p>33</text:p>
                <draw:g>
                  <svg:desc>Sheet1.J64:Sheet1.J71</svg:desc>
                </draw:g>
              </table:table-cell>
              <table:table-cell office:value-type="float" office:value="NaN">
                <text:p>NaN</text:p>
                <draw:g>
                  <svg:desc>Sheet1.K64:Sheet1.K71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6">
                <text:p>36</text:p>
              </table:table-cell>
              <table:table-cell office:value-type="float" office:value="43.89">
                <text:p>43.8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ffd98959f75c3d4df93843a2fb47af8ab67746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maximum="60" chart:origin="0" chart:interval-major="6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legend chart:legend-position="end" svg:x="14.515cm" svg:y="4.029cm" style:legend-expansion="high" chart:style-name="ch2"/>
        <chart:plot-area chart:style-name="ch3" table:cell-range-address="Sheet1.A1:Sheet1.C9" chart:data-source-has-labels="both" svg:x="0.32cm" svg:y="0.179cm" svg:width="13.875cm" svg:height="8.639cm">
          <chartooo:coordinate-region svg:x="1.047cm" svg:y="0.378cm" svg:width="13.148cm" svg:height="7.793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bar">
            <chart:data-point chart:repeated="8"/>
          </chart:series>
          <chart:series chart:style-name="ch8" chart:values-cell-range-address="Sheet1.C2:Sheet1.C9" chart:label-cell-address="Sheet1.C1:Sheet1.C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S</text:p>
                <draw:g>
                  <svg:desc>Sheet1.B1:Sheet1.B1</svg:desc>
                </draw:g>
              </table:table-cell>
              <table:table-cell office:value-type="string">
                <text:p>I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Sheet1.A2:Sheet1.A9</svg:desc>
                </draw:g>
              </table:table-cell>
              <table:table-cell office:value-type="float" office:value="33">
                <text:p>33</text:p>
                <draw:g>
                  <svg:desc>Sheet1.B2:Sheet1.B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ffd98959f75c3d4df93843a2fb47af8ab67746f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maximum="60" chart:origin="0" chart:interval-major="6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bar" chart:style-name="ch1">
        <chart:legend chart:legend-position="end" svg:x="14.514cm" svg:y="4.029cm" style:legend-expansion="high" chart:style-name="ch2"/>
        <chart:plot-area chart:style-name="ch3" table:cell-range-address="Sheet1.I1:Sheet1.K9" chart:data-source-has-labels="both" svg:x="0.32cm" svg:y="0.179cm" svg:width="13.874cm" svg:height="8.639cm">
          <chartooo:coordinate-region svg:x="1.047cm" svg:y="0.378cm" svg:width="13.147cm" svg:height="7.793cm"/>
          <chart:axis chart:dimension="x" chart:name="primary-x" chart:style-name="ch4" chartooo:axis-type="auto">
            <chartooo:date-scale/>
            <chart:categories table:cell-range-address="Sheet1.I2:Sheet1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9" chart:label-cell-address="Sheet1.J1:Sheet1.J1" chart:class="chart:bar">
            <chart:data-point chart:repeated="8"/>
          </chart:series>
          <chart:series chart:style-name="ch8" chart:values-cell-range-address="Sheet1.K2:Sheet1.K9" chart:label-cell-address="Sheet1.K1:Sheet1.K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S</text:p>
                <draw:g>
                  <svg:desc>Sheet1.J1:Sheet1.J1</svg:desc>
                </draw:g>
              </table:table-cell>
              <table:table-cell office:value-type="string">
                <text:p>IE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Sheet1.I2:Sheet1.I9</svg:desc>
                </draw:g>
              </table:table-cell>
              <table:table-cell office:value-type="float" office:value="33">
                <text:p>33</text:p>
                <draw:g>
                  <svg:desc>Sheet1.J2:Sheet1.J9</svg:desc>
                </draw:g>
              </table:table-cell>
              <table:table-cell office:value-type="float" office:value="NaN">
                <text:p>NaN</text:p>
                <draw:g>
                  <svg:desc>Sheet1.K2:Sheet1.K9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6">
                <text:p>36</text:p>
              </table:table-cell>
              <table:table-cell office:value-type="float" office:value="43.89">
                <text:p>43.8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ffd98959f75c3d4df93843a2fb47af8ab67746f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